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1" style:family="table-cell" style:parent-style-name="Default" style:data-style-name="N40"/>
    <style:style style:name="ce2" style:family="table-cell" style:parent-style-name="Default" style:data-style-name="N109"/>
    <style:style style:name="ce3" style:family="table-cell" style:parent-style-name="Default" style:data-style-name="N11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回路網" table:style-name="ta1" table:print="false"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/>
          <table:table-cell office:value-type="string">
            <text:p>Room 1</text:p>
          </table:table-cell>
          <table:table-cell office:value-type="string">
            <text:p>Plywood</text:p>
          </table:table-cell>
          <table:table-cell office:value-type="string">
            <text:p>Concrete</text:p>
          </table:table-cell>
          <table:table-cell office:value-type="string">
            <text:p>Air gap</text:p>
          </table:table-cell>
          <table:table-cell office:value-type="string">
            <text:p>Rock wool</text:p>
          </table:table-cell>
          <table:table-cell office:value-type="string">
            <text:p>Room 2</text:p>
          </table:table-cell>
          <table:table-cell table:number-columns-repeated="2"/>
          <table:table-cell office:value-type="string">
            <text:p>R</text:p>
          </table:table-cell>
          <table:table-cell/>
        </table:table-row>
        <table:table-row table:style-name="ro1">
          <table:table-cell office:value-type="time" office:time-value="PT01H00M00S">
            <text:p>1:00</text:p>
          </table:table-cell>
          <table:table-cell office:value-type="float" office:value="20">
            <text:p>20</text:p>
          </table:table-cell>
          <table:table-cell office:value-type="float" office:value="13.7">
            <text:p>13.7</text:p>
          </table:table-cell>
          <table:table-cell office:value-type="float" office:value="10.4">
            <text:p>10.4</text:p>
          </table:table-cell>
          <table:table-cell office:value-type="float" office:value="10.3">
            <text:p>10.3</text:p>
          </table:table-cell>
          <table:table-cell office:value-type="float" office:value="10.1">
            <text:p>10.1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α</text:p>
          </table:table-cell>
          <table:table-cell table:style-name="ce2" office:value-type="float" office:value="0.108">
            <text:p>0.1080</text:p>
          </table:table-cell>
          <table:table-cell table:style-name="ce3" table:formula="of:=[.J2]+[.J3]/2" office:value-type="float" office:value="0.174">
            <text:p>0.174</text:p>
          </table:table-cell>
        </table:table-row>
        <table:table-row table:style-name="ro1">
          <table:table-cell office:value-type="time" office:time-value="PT02H00M00S">
            <text:p>2:00</text:p>
          </table:table-cell>
          <table:table-cell office:value-type="float" office:value="20">
            <text:p>20</text:p>
          </table:table-cell>
          <table:table-cell office:value-type="float" office:value="14.3">
            <text:p>14.3</text:p>
          </table:table-cell>
          <table:table-cell table:number-columns-repeated="2" office:value-type="float" office:value="10.8">
            <text:p>10.8</text:p>
          </table:table-cell>
          <table:table-cell office:value-type="float" office:value="10.3">
            <text:p>10.3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合板</text:p>
          </table:table-cell>
          <table:table-cell table:style-name="ce2" office:value-type="float" office:value="0.132">
            <text:p>0.1320</text:p>
          </table:table-cell>
          <table:table-cell table:style-name="ce3" table:formula="of:=[.J3]/2+[.J4]/2" office:value-type="float" office:value="0.1089">
            <text:p>0.109</text:p>
          </table:table-cell>
        </table:table-row>
        <table:table-row table:style-name="ro1">
          <table:table-cell office:value-type="time" office:time-value="PT03H00M00S">
            <text:p>3:00</text:p>
          </table:table-cell>
          <table:table-cell office:value-type="float" office:value="20">
            <text:p>20</text:p>
          </table:table-cell>
          <table:table-cell office:value-type="float" office:value="14.6">
            <text:p>14.6</text:p>
          </table:table-cell>
          <table:table-cell office:value-type="float" office:value="11.3">
            <text:p>11.3</text:p>
          </table:table-cell>
          <table:table-cell office:value-type="float" office:value="11.2">
            <text:p>11.2</text:p>
          </table:table-cell>
          <table:table-cell office:value-type="float" office:value="10.5">
            <text:p>10.5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コンクリ</text:p>
          </table:table-cell>
          <table:table-cell table:style-name="ce2" office:value-type="float" office:value="0.0858">
            <text:p>0.0858</text:p>
          </table:table-cell>
          <table:table-cell table:style-name="ce3" table:formula="of:=[.J4]/2+[.J5]/2" office:value-type="float" office:value="0.0859">
            <text:p>0.086</text:p>
          </table:table-cell>
        </table:table-row>
        <table:table-row table:style-name="ro1">
          <table:table-cell office:value-type="time" office:time-value="PT04H00M00S">
            <text:p>4:00</text:p>
          </table:table-cell>
          <table:table-cell office:value-type="float" office:value="20">
            <text:p>20</text:p>
          </table:table-cell>
          <table:table-cell office:value-type="float" office:value="14.8">
            <text:p>14.8</text:p>
          </table:table-cell>
          <table:table-cell office:value-type="float" office:value="11.7">
            <text:p>11.7</text:p>
          </table:table-cell>
          <table:table-cell office:value-type="float" office:value="11.6">
            <text:p>11.6</text:p>
          </table:table-cell>
          <table:table-cell office:value-type="float" office:value="10.8">
            <text:p>10.8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空気</text:p>
          </table:table-cell>
          <table:table-cell table:style-name="ce2" office:value-type="float" office:value="0.086">
            <text:p>0.0860</text:p>
          </table:table-cell>
          <table:table-cell table:style-name="ce3" table:formula="of:=[.J5]/2+[.J6]/2" office:value-type="float" office:value="0.638">
            <text:p>0.638</text:p>
          </table:table-cell>
        </table:table-row>
        <table:table-row table:style-name="ro1">
          <table:table-cell office:value-type="time" office:time-value="PT05H00M00S">
            <text:p>5:00</text:p>
          </table:table-cell>
          <table:table-cell office:value-type="float" office:value="20">
            <text:p>20</text:p>
          </table:table-cell>
          <table:table-cell office:value-type="float" office:value="15.1">
            <text:p>15.1</text:p>
          </table:table-cell>
          <table:table-cell office:value-type="float" office:value="12.1">
            <text:p>12.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ロックウール</text:p>
          </table:table-cell>
          <table:table-cell table:style-name="ce2" office:value-type="float" office:value="1.19">
            <text:p>1.1900</text:p>
          </table:table-cell>
          <table:table-cell table:style-name="ce3" table:formula="of:=[.J6]/2+[.J7]" office:value-type="float" office:value="0.703">
            <text:p>0.703</text:p>
          </table:table-cell>
        </table:table-row>
        <table:table-row table:style-name="ro1">
          <table:table-cell office:value-type="time" office:time-value="PT06H00M00S">
            <text:p>6:00</text:p>
          </table:table-cell>
          <table:table-cell office:value-type="float" office:value="20">
            <text:p>20</text:p>
          </table:table-cell>
          <table:table-cell office:value-type="float" office:value="15.3">
            <text:p>15.3</text:p>
          </table:table-cell>
          <table:table-cell office:value-type="float" office:value="12.5">
            <text:p>12.5</text:p>
          </table:table-cell>
          <table:table-cell office:value-type="float" office:value="12.4">
            <text:p>12.4</text:p>
          </table:table-cell>
          <table:table-cell office:value-type="float" office:value="11.2">
            <text:p>11.2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α</text:p>
          </table:table-cell>
          <table:table-cell table:style-name="ce2" office:value-type="float" office:value="0.108">
            <text:p>0.1080</text:p>
          </table:table-cell>
          <table:table-cell table:style-name="ce3"/>
        </table:table-row>
        <table:table-row table:style-name="ro1">
          <table:table-cell office:value-type="time" office:time-value="PT07H00M00S">
            <text:p>7:00</text:p>
          </table:table-cell>
          <table:table-cell office:value-type="float" office:value="20">
            <text:p>20</text:p>
          </table:table-cell>
          <table:table-cell office:value-type="float" office:value="15.6">
            <text:p>15.6</text:p>
          </table:table-cell>
          <table:table-cell office:value-type="float" office:value="12.9">
            <text:p>12.9</text:p>
          </table:table-cell>
          <table:table-cell office:value-type="float" office:value="12.7">
            <text:p>12.7</text:p>
          </table:table-cell>
          <table:table-cell office:value-type="float" office:value="11.3">
            <text:p>11.3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08H00M00S">
            <text:p>8:00</text:p>
          </table:table-cell>
          <table:table-cell office:value-type="float" office:value="20">
            <text:p>20</text:p>
          </table:table-cell>
          <table:table-cell office:value-type="float" office:value="15.8">
            <text:p>15.8</text:p>
          </table:table-cell>
          <table:table-cell office:value-type="float" office:value="13.2">
            <text:p>13.2</text:p>
          </table:table-cell>
          <table:table-cell office:value-type="float" office:value="13">
            <text:p>13</text:p>
          </table:table-cell>
          <table:table-cell office:value-type="float" office:value="11.5">
            <text:p>11.5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09H00M00S">
            <text:p>9:00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3.5">
            <text:p>13.5</text:p>
          </table:table-cell>
          <table:table-cell office:value-type="float" office:value="13.3">
            <text:p>13.3</text:p>
          </table:table-cell>
          <table:table-cell office:value-type="float" office:value="11.7">
            <text:p>11.7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0H00M00S">
            <text:p>10:00</text:p>
          </table:table-cell>
          <table:table-cell office:value-type="float" office:value="20">
            <text:p>20</text:p>
          </table:table-cell>
          <table:table-cell office:value-type="float" office:value="16.1">
            <text:p>16.1</text:p>
          </table:table-cell>
          <table:table-cell office:value-type="float" office:value="13.8">
            <text:p>13.8</text:p>
          </table:table-cell>
          <table:table-cell office:value-type="float" office:value="13.6">
            <text:p>13.6</text:p>
          </table:table-cell>
          <table:table-cell office:value-type="float" office:value="11.8">
            <text:p>11.8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1H00M00S">
            <text:p>11:00</text:p>
          </table:table-cell>
          <table:table-cell office:value-type="float" office:value="20">
            <text:p>20</text:p>
          </table:table-cell>
          <table:table-cell office:value-type="float" office:value="16.3">
            <text:p>16.3</text:p>
          </table:table-cell>
          <table:table-cell office:value-type="float" office:value="14.1">
            <text:p>14.1</text:p>
          </table:table-cell>
          <table:table-cell office:value-type="float" office:value="13.9">
            <text:p>13.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2H00M00S">
            <text:p>12:00</text:p>
          </table:table-cell>
          <table:table-cell office:value-type="float" office:value="20">
            <text:p>20</text:p>
          </table:table-cell>
          <table:table-cell office:value-type="float" office:value="16.5">
            <text:p>16.5</text:p>
          </table:table-cell>
          <table:table-cell office:value-type="float" office:value="14.4">
            <text:p>14.4</text:p>
          </table:table-cell>
          <table:table-cell office:value-type="float" office:value="14.1">
            <text:p>14.1</text:p>
          </table:table-cell>
          <table:table-cell office:value-type="float" office:value="12.1">
            <text:p>12.1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3H00M00S">
            <text:p>13:00</text:p>
          </table:table-cell>
          <table:table-cell office:value-type="float" office:value="20">
            <text:p>20</text:p>
          </table:table-cell>
          <table:table-cell office:value-type="float" office:value="16.6">
            <text:p>16.6</text:p>
          </table:table-cell>
          <table:table-cell office:value-type="float" office:value="14.6">
            <text:p>14.6</text:p>
          </table:table-cell>
          <table:table-cell office:value-type="float" office:value="14.3">
            <text:p>14.3</text:p>
          </table:table-cell>
          <table:table-cell office:value-type="float" office:value="12.2">
            <text:p>12.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4H00M00S">
            <text:p>14:00</text:p>
          </table:table-cell>
          <table:table-cell office:value-type="float" office:value="20">
            <text:p>20</text:p>
          </table:table-cell>
          <table:table-cell office:value-type="float" office:value="16.8">
            <text:p>16.8</text:p>
          </table:table-cell>
          <table:table-cell office:value-type="float" office:value="14.8">
            <text:p>14.8</text:p>
          </table:table-cell>
          <table:table-cell office:value-type="float" office:value="14.5">
            <text:p>14.5</text:p>
          </table:table-cell>
          <table:table-cell office:value-type="float" office:value="12.3">
            <text:p>12.3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5H00M00S">
            <text:p>15:00</text:p>
          </table:table-cell>
          <table:table-cell office:value-type="float" office:value="20">
            <text:p>20</text:p>
          </table:table-cell>
          <table:table-cell office:value-type="float" office:value="16.9">
            <text:p>16.9</text:p>
          </table:table-cell>
          <table:table-cell office:value-type="float" office:value="15.1">
            <text:p>15.1</text:p>
          </table:table-cell>
          <table:table-cell office:value-type="float" office:value="14.7">
            <text:p>14.7</text:p>
          </table:table-cell>
          <table:table-cell office:value-type="float" office:value="12.4">
            <text:p>12.4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6H00M00S">
            <text:p>16:00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5.3">
            <text:p>15.3</text:p>
          </table:table-cell>
          <table:table-cell office:value-type="float" office:value="14.9">
            <text:p>14.9</text:p>
          </table:table-cell>
          <table:table-cell office:value-type="float" office:value="12.6">
            <text:p>12.6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7H00M00S">
            <text:p>17:00</text:p>
          </table:table-cell>
          <table:table-cell office:value-type="float" office:value="20">
            <text:p>20</text:p>
          </table:table-cell>
          <table:table-cell office:value-type="float" office:value="17.2">
            <text:p>17.2</text:p>
          </table:table-cell>
          <table:table-cell office:value-type="float" office:value="15.5">
            <text:p>15.5</text:p>
          </table:table-cell>
          <table:table-cell office:value-type="float" office:value="15.1">
            <text:p>15.1</text:p>
          </table:table-cell>
          <table:table-cell office:value-type="float" office:value="12.6">
            <text:p>12.6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8H00M00S">
            <text:p>18:00</text:p>
          </table:table-cell>
          <table:table-cell office:value-type="float" office:value="20">
            <text:p>20</text:p>
          </table:table-cell>
          <table:table-cell office:value-type="float" office:value="17.3">
            <text:p>17.3</text:p>
          </table:table-cell>
          <table:table-cell office:value-type="float" office:value="15.6">
            <text:p>15.6</text:p>
          </table:table-cell>
          <table:table-cell office:value-type="float" office:value="15.3">
            <text:p>15.3</text:p>
          </table:table-cell>
          <table:table-cell office:value-type="float" office:value="12.7">
            <text:p>12.7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9H00M00S">
            <text:p>19:00</text:p>
          </table:table-cell>
          <table:table-cell office:value-type="float" office:value="20">
            <text:p>20</text:p>
          </table:table-cell>
          <table:table-cell office:value-type="float" office:value="17.4">
            <text:p>17.4</text:p>
          </table:table-cell>
          <table:table-cell office:value-type="float" office:value="15.8">
            <text:p>15.8</text:p>
          </table:table-cell>
          <table:table-cell office:value-type="float" office:value="15.4">
            <text:p>15.4</text:p>
          </table:table-cell>
          <table:table-cell office:value-type="float" office:value="12.8">
            <text:p>12.8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20H00M00S">
            <text:p>20:00</text:p>
          </table:table-cell>
          <table:table-cell office:value-type="float" office:value="20">
            <text:p>20</text:p>
          </table:table-cell>
          <table:table-cell office:value-type="float" office:value="17.5">
            <text:p>17.5</text:p>
          </table:table-cell>
          <table:table-cell office:value-type="float" office:value="16">
            <text:p>16</text:p>
          </table:table-cell>
          <table:table-cell office:value-type="float" office:value="15.6">
            <text:p>15.6</text:p>
          </table:table-cell>
          <table:table-cell office:value-type="float" office:value="12.9">
            <text:p>12.9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21H00M00S">
            <text:p>21:00</text:p>
          </table:table-cell>
          <table:table-cell office:value-type="float" office:value="20">
            <text:p>20</text:p>
          </table:table-cell>
          <table:table-cell office:value-type="float" office:value="17.6">
            <text:p>17.6</text:p>
          </table:table-cell>
          <table:table-cell office:value-type="float" office:value="16.1">
            <text:p>16.1</text:p>
          </table:table-cell>
          <table:table-cell office:value-type="float" office:value="15.7">
            <text:p>15.7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22H00M00S">
            <text:p>22:00</text:p>
          </table:table-cell>
          <table:table-cell office:value-type="float" office:value="20">
            <text:p>20</text:p>
          </table:table-cell>
          <table:table-cell office:value-type="float" office:value="17.7">
            <text:p>17.7</text:p>
          </table:table-cell>
          <table:table-cell office:value-type="float" office:value="16.2">
            <text:p>16.2</text:p>
          </table:table-cell>
          <table:table-cell office:value-type="float" office:value="15.9">
            <text:p>15.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23H00M00S">
            <text:p>23:00</text:p>
          </table:table-cell>
          <table:table-cell office:value-type="float" office:value="20">
            <text:p>20</text:p>
          </table:table-cell>
          <table:table-cell office:value-type="float" office:value="17.7">
            <text:p>17.7</text:p>
          </table:table-cell>
          <table:table-cell office:value-type="float" office:value="16.4">
            <text:p>16.4</text:p>
          </table:table-cell>
          <table:table-cell office:value-type="float" office:value="16">
            <text:p>16</text:p>
          </table:table-cell>
          <table:table-cell office:value-type="float" office:value="13.1">
            <text:p>13.1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24H00M00S">
            <text:p>0:00</text:p>
          </table:table-cell>
          <table:table-cell office:value-type="float" office:value="20">
            <text:p>20</text:p>
          </table:table-cell>
          <table:table-cell office:value-type="float" office:value="17.8">
            <text:p>17.8</text:p>
          </table:table-cell>
          <table:table-cell office:value-type="float" office:value="16.5">
            <text:p>16.5</text:p>
          </table:table-cell>
          <table:table-cell office:value-type="float" office:value="16.1">
            <text:p>16.1</text:p>
          </table:table-cell>
          <table:table-cell office:value-type="float" office:value="13.2">
            <text:p>13.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/>
          <table:table-cell>
            <draw:frame table:end-cell-address="回路網.I43" table:end-x="2.259cm" table:end-y="0.144cm" draw:z-index="0" draw:style-name="gr1" svg:width="13.641cm" svg:height="6.849cm" svg:x="2.167cm" svg:y="0.07cm">
              <draw:object draw:notify-on-update-of-ranges="回路網.B1:回路網.G1 回路網.A2:回路網.A2 回路網.B2:回路網.G2 回路網.A3:回路網.A3 回路網.B3:回路網.G3 回路網.A4:回路網.A4 回路網.B4:回路網.G4 回路網.A5:回路網.A5 回路網.B5:回路網.G5 回路網.A6:回路網.A6 回路網.B6:回路網.G6 回路網.A7:回路網.A7 回路網.B7:回路網.G7 回路網.A8:回路網.A8 回路網.B8:回路網.G8 回路網.A9:回路網.A9 回路網.B9:回路網.G9 回路網.A10:回路網.A10 回路網.B10:回路網.G10 回路網.A11:回路網.A11 回路網.B11:回路網.G11 回路網.A12:回路網.A12 回路網.B12:回路網.G12 回路網.A13:回路網.A13 回路網.B13:回路網.G13 回路網.A14:回路網.A14 回路網.B14:回路網.G14 回路網.A15:回路網.A15 回路網.B15:回路網.G15 回路網.A16:回路網.A16 回路網.B16:回路網.G16 回路網.A17:回路網.A17 回路網.B17:回路網.G17 回路網.A18:回路網.A18 回路網.B18:回路網.G18 回路網.A19:回路網.A19 回路網.B19:回路網.G19 回路網.A20:回路網.A20 回路網.B20:回路網.G20 回路網.A21:回路網.A21 回路網.B21:回路網.G21 回路網.A22:回路網.A22 回路網.B22:回路網.G22 回路網.A23:回路網.A23 回路網.B23:回路網.G23 回路網.A24:回路網.A24 回路網.B24:回路網.G2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</table:table>
      <table:table table:name="差分法" table:style-name="ta1" table:print="false"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/>
          <table:table-cell office:value-type="string">
            <text:p>Room 1</text:p>
          </table:table-cell>
          <table:table-cell office:value-type="string">
            <text:p>Plywood</text:p>
          </table:table-cell>
          <table:table-cell office:value-type="string">
            <text:p>Concrete</text:p>
          </table:table-cell>
          <table:table-cell office:value-type="string">
            <text:p>Air gap</text:p>
          </table:table-cell>
          <table:table-cell office:value-type="string">
            <text:p>Rock wool</text:p>
          </table:table-cell>
          <table:table-cell office:value-type="string">
            <text:p>Room 2</text:p>
          </table:table-cell>
          <table:table-cell table:number-columns-repeated="4"/>
        </table:table-row>
        <table:table-row table:style-name="ro1">
          <table:table-cell office:value-type="time" office:time-value="PT01H00M00S">
            <text:p>1:00</text:p>
          </table:table-cell>
          <table:table-cell office:value-type="float" office:value="20">
            <text:p>20</text:p>
          </table:table-cell>
          <table:table-cell office:value-type="float" office:value="12.9">
            <text:p>12.9</text:p>
          </table:table-cell>
          <table:table-cell office:value-type="float" office:value="10.5">
            <text:p>10.5</text:p>
          </table:table-cell>
          <table:table-cell office:value-type="float" office:value="10.2">
            <text:p>10.2</text:p>
          </table:table-cell>
          <table:table-cell office:value-type="float" office:value="10.1">
            <text:p>10.1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2"/>
          <table:table-cell table:style-name="ce3"/>
        </table:table-row>
        <table:table-row table:style-name="ro1">
          <table:table-cell office:value-type="time" office:time-value="PT02H00M00S">
            <text:p>2:00</text:p>
          </table:table-cell>
          <table:table-cell office:value-type="float" office:value="20">
            <text:p>20</text:p>
          </table:table-cell>
          <table:table-cell office:value-type="float" office:value="13.7">
            <text:p>13.7</text:p>
          </table:table-cell>
          <table:table-cell office:value-type="float" office:value="11">
            <text:p>11</text:p>
          </table:table-cell>
          <table:table-cell office:value-type="float" office:value="10.5">
            <text:p>10.5</text:p>
          </table:table-cell>
          <table:table-cell office:value-type="float" office:value="10.3">
            <text:p>10.3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2"/>
          <table:table-cell table:style-name="ce3"/>
        </table:table-row>
        <table:table-row table:style-name="ro1">
          <table:table-cell office:value-type="time" office:time-value="PT03H00M00S">
            <text:p>3:00</text:p>
          </table:table-cell>
          <table:table-cell office:value-type="float" office:value="20">
            <text:p>20</text:p>
          </table:table-cell>
          <table:table-cell office:value-type="float" office:value="14.2">
            <text:p>14.2</text:p>
          </table:table-cell>
          <table:table-cell office:value-type="float" office:value="11.5">
            <text:p>11.5</text:p>
          </table:table-cell>
          <table:table-cell office:value-type="float" office:value="10.9">
            <text:p>10.9</text:p>
          </table:table-cell>
          <table:table-cell office:value-type="float" office:value="10.4">
            <text:p>10.4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2"/>
          <table:table-cell table:style-name="ce3"/>
        </table:table-row>
        <table:table-row table:style-name="ro1">
          <table:table-cell office:value-type="time" office:time-value="PT04H00M00S">
            <text:p>4:00</text:p>
          </table:table-cell>
          <table:table-cell office:value-type="float" office:value="20">
            <text:p>20</text:p>
          </table:table-cell>
          <table:table-cell office:value-type="float" office:value="14.6">
            <text:p>14.6</text:p>
          </table:table-cell>
          <table:table-cell office:value-type="float" office:value="11.9">
            <text:p>11.9</text:p>
          </table:table-cell>
          <table:table-cell office:value-type="float" office:value="11.2">
            <text:p>11.2</text:p>
          </table:table-cell>
          <table:table-cell office:value-type="float" office:value="10.6">
            <text:p>10.6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2"/>
          <table:table-cell table:style-name="ce3"/>
        </table:table-row>
        <table:table-row table:style-name="ro1">
          <table:table-cell office:value-type="time" office:time-value="PT05H00M00S">
            <text:p>5:00</text:p>
          </table:table-cell>
          <table:table-cell office:value-type="float" office:value="20">
            <text:p>20</text:p>
          </table:table-cell>
          <table:table-cell office:value-type="float" office:value="14.9">
            <text:p>14.9</text:p>
          </table:table-cell>
          <table:table-cell office:value-type="float" office:value="12.3">
            <text:p>12.3</text:p>
          </table:table-cell>
          <table:table-cell office:value-type="float" office:value="11.6">
            <text:p>11.6</text:p>
          </table:table-cell>
          <table:table-cell office:value-type="float" office:value="10.9">
            <text:p>10.9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2"/>
          <table:table-cell table:style-name="ce3"/>
        </table:table-row>
        <table:table-row table:style-name="ro1">
          <table:table-cell office:value-type="time" office:time-value="PT06H00M00S">
            <text:p>6:00</text:p>
          </table:table-cell>
          <table:table-cell office:value-type="float" office:value="20">
            <text:p>20</text:p>
          </table:table-cell>
          <table:table-cell office:value-type="float" office:value="15.1">
            <text:p>15.1</text:p>
          </table:table-cell>
          <table:table-cell office:value-type="float" office:value="12.7">
            <text:p>12.7</text:p>
          </table:table-cell>
          <table:table-cell office:value-type="float" office:value="12">
            <text:p>12</text:p>
          </table:table-cell>
          <table:table-cell office:value-type="float" office:value="11.1">
            <text:p>11.1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2"/>
          <table:table-cell table:style-name="ce3"/>
        </table:table-row>
        <table:table-row table:style-name="ro1">
          <table:table-cell office:value-type="time" office:time-value="PT07H00M00S">
            <text:p>7:00</text:p>
          </table:table-cell>
          <table:table-cell office:value-type="float" office:value="20">
            <text:p>20</text:p>
          </table:table-cell>
          <table:table-cell office:value-type="float" office:value="15.4">
            <text:p>15.4</text:p>
          </table:table-cell>
          <table:table-cell office:value-type="float" office:value="13.1">
            <text:p>13.1</text:p>
          </table:table-cell>
          <table:table-cell office:value-type="float" office:value="12.4">
            <text:p>12.4</text:p>
          </table:table-cell>
          <table:table-cell office:value-type="float" office:value="11.2">
            <text:p>11.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08H00M00S">
            <text:p>8:00</text:p>
          </table:table-cell>
          <table:table-cell office:value-type="float" office:value="20">
            <text:p>20</text:p>
          </table:table-cell>
          <table:table-cell office:value-type="float" office:value="15.6">
            <text:p>15.6</text:p>
          </table:table-cell>
          <table:table-cell office:value-type="float" office:value="13.4">
            <text:p>13.4</text:p>
          </table:table-cell>
          <table:table-cell office:value-type="float" office:value="12.7">
            <text:p>12.7</text:p>
          </table:table-cell>
          <table:table-cell office:value-type="float" office:value="11.4">
            <text:p>11.4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09H00M00S">
            <text:p>9:00</text:p>
          </table:table-cell>
          <table:table-cell office:value-type="float" office:value="20">
            <text:p>20</text:p>
          </table:table-cell>
          <table:table-cell office:value-type="float" office:value="15.9">
            <text:p>15.9</text:p>
          </table:table-cell>
          <table:table-cell office:value-type="float" office:value="13.7">
            <text:p>13.7</text:p>
          </table:table-cell>
          <table:table-cell office:value-type="float" office:value="13.1">
            <text:p>13.1</text:p>
          </table:table-cell>
          <table:table-cell office:value-type="float" office:value="11.6">
            <text:p>11.6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0H00M00S">
            <text:p>10:00</text:p>
          </table:table-cell>
          <table:table-cell office:value-type="float" office:value="20">
            <text:p>20</text:p>
          </table:table-cell>
          <table:table-cell office:value-type="float" office:value="16.1">
            <text:p>16.1</text:p>
          </table:table-cell>
          <table:table-cell office:value-type="float" office:value="14">
            <text:p>14</text:p>
          </table:table-cell>
          <table:table-cell office:value-type="float" office:value="13.4">
            <text:p>13.4</text:p>
          </table:table-cell>
          <table:table-cell office:value-type="float" office:value="11.8">
            <text:p>11.8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1H00M00S">
            <text:p>11:00</text:p>
          </table:table-cell>
          <table:table-cell office:value-type="float" office:value="20">
            <text:p>20</text:p>
          </table:table-cell>
          <table:table-cell office:value-type="float" office:value="16.2">
            <text:p>16.2</text:p>
          </table:table-cell>
          <table:table-cell office:value-type="float" office:value="14.3">
            <text:p>14.3</text:p>
          </table:table-cell>
          <table:table-cell office:value-type="float" office:value="13.6">
            <text:p>13.6</text:p>
          </table:table-cell>
          <table:table-cell office:value-type="float" office:value="11.9">
            <text:p>11.9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2H00M00S">
            <text:p>12:00</text:p>
          </table:table-cell>
          <table:table-cell office:value-type="float" office:value="20">
            <text:p>20</text:p>
          </table:table-cell>
          <table:table-cell office:value-type="float" office:value="16.4">
            <text:p>16.4</text:p>
          </table:table-cell>
          <table:table-cell office:value-type="float" office:value="14.6">
            <text:p>14.6</text:p>
          </table:table-cell>
          <table:table-cell office:value-type="float" office:value="13.9">
            <text:p>13.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3H00M00S">
            <text:p>13:00</text:p>
          </table:table-cell>
          <table:table-cell office:value-type="float" office:value="20">
            <text:p>20</text:p>
          </table:table-cell>
          <table:table-cell office:value-type="float" office:value="16.6">
            <text:p>16.6</text:p>
          </table:table-cell>
          <table:table-cell office:value-type="float" office:value="14.8">
            <text:p>14.8</text:p>
          </table:table-cell>
          <table:table-cell office:value-type="float" office:value="14.2">
            <text:p>14.2</text:p>
          </table:table-cell>
          <table:table-cell office:value-type="float" office:value="12.2">
            <text:p>12.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4H00M00S">
            <text:p>14:00</text:p>
          </table:table-cell>
          <table:table-cell office:value-type="float" office:value="20">
            <text:p>20</text:p>
          </table:table-cell>
          <table:table-cell office:value-type="float" office:value="16.7">
            <text:p>16.7</text:p>
          </table:table-cell>
          <table:table-cell office:value-type="float" office:value="15">
            <text:p>15</text:p>
          </table:table-cell>
          <table:table-cell office:value-type="float" office:value="14.4">
            <text:p>14.4</text:p>
          </table:table-cell>
          <table:table-cell office:value-type="float" office:value="12.3">
            <text:p>12.3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5H00M00S">
            <text:p>15:00</text:p>
          </table:table-cell>
          <table:table-cell office:value-type="float" office:value="20">
            <text:p>20</text:p>
          </table:table-cell>
          <table:table-cell office:value-type="float" office:value="16.9">
            <text:p>16.9</text:p>
          </table:table-cell>
          <table:table-cell office:value-type="float" office:value="15.2">
            <text:p>15.2</text:p>
          </table:table-cell>
          <table:table-cell office:value-type="float" office:value="14.6">
            <text:p>14.6</text:p>
          </table:table-cell>
          <table:table-cell office:value-type="float" office:value="12.4">
            <text:p>12.4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6H00M00S">
            <text:p>16:00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5.4">
            <text:p>15.4</text:p>
          </table:table-cell>
          <table:table-cell office:value-type="float" office:value="14.8">
            <text:p>14.8</text:p>
          </table:table-cell>
          <table:table-cell office:value-type="float" office:value="12.5">
            <text:p>12.5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7H00M00S">
            <text:p>17:00</text:p>
          </table:table-cell>
          <table:table-cell office:value-type="float" office:value="20">
            <text:p>20</text:p>
          </table:table-cell>
          <table:table-cell office:value-type="float" office:value="17.2">
            <text:p>17.2</text:p>
          </table:table-cell>
          <table:table-cell office:value-type="float" office:value="15.6">
            <text:p>15.6</text:p>
          </table:table-cell>
          <table:table-cell office:value-type="float" office:value="15">
            <text:p>15</text:p>
          </table:table-cell>
          <table:table-cell office:value-type="float" office:value="12.6">
            <text:p>12.6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8H00M00S">
            <text:p>18:00</text:p>
          </table:table-cell>
          <table:table-cell office:value-type="float" office:value="20">
            <text:p>20</text:p>
          </table:table-cell>
          <table:table-cell office:value-type="float" office:value="17.3">
            <text:p>17.3</text:p>
          </table:table-cell>
          <table:table-cell office:value-type="float" office:value="15.8">
            <text:p>15.8</text:p>
          </table:table-cell>
          <table:table-cell office:value-type="float" office:value="15.2">
            <text:p>15.2</text:p>
          </table:table-cell>
          <table:table-cell office:value-type="float" office:value="12.7">
            <text:p>12.7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9H00M00S">
            <text:p>19:00</text:p>
          </table:table-cell>
          <table:table-cell office:value-type="float" office:value="20">
            <text:p>20</text:p>
          </table:table-cell>
          <table:table-cell office:value-type="float" office:value="17.4">
            <text:p>17.4</text:p>
          </table:table-cell>
          <table:table-cell office:value-type="float" office:value="16">
            <text:p>16</text:p>
          </table:table-cell>
          <table:table-cell office:value-type="float" office:value="15.4">
            <text:p>15.4</text:p>
          </table:table-cell>
          <table:table-cell office:value-type="float" office:value="12.8">
            <text:p>12.8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20H00M00S">
            <text:p>20:00</text:p>
          </table:table-cell>
          <table:table-cell office:value-type="float" office:value="20">
            <text:p>20</text:p>
          </table:table-cell>
          <table:table-cell office:value-type="float" office:value="17.5">
            <text:p>17.5</text:p>
          </table:table-cell>
          <table:table-cell office:value-type="float" office:value="16.1">
            <text:p>16.1</text:p>
          </table:table-cell>
          <table:table-cell office:value-type="float" office:value="15.5">
            <text:p>15.5</text:p>
          </table:table-cell>
          <table:table-cell office:value-type="float" office:value="12.9">
            <text:p>12.9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21H00M00S">
            <text:p>21:00</text:p>
          </table:table-cell>
          <table:table-cell office:value-type="float" office:value="20">
            <text:p>20</text:p>
          </table:table-cell>
          <table:table-cell office:value-type="float" office:value="17.6">
            <text:p>17.6</text:p>
          </table:table-cell>
          <table:table-cell office:value-type="float" office:value="16.3">
            <text:p>16.3</text:p>
          </table:table-cell>
          <table:table-cell office:value-type="float" office:value="15.7">
            <text:p>15.7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22H00M00S">
            <text:p>22:00</text:p>
          </table:table-cell>
          <table:table-cell office:value-type="float" office:value="20">
            <text:p>20</text:p>
          </table:table-cell>
          <table:table-cell office:value-type="float" office:value="17.7">
            <text:p>17.7</text:p>
          </table:table-cell>
          <table:table-cell office:value-type="float" office:value="16.4">
            <text:p>16.4</text:p>
          </table:table-cell>
          <table:table-cell office:value-type="float" office:value="15.8">
            <text:p>15.8</text:p>
          </table:table-cell>
          <table:table-cell office:value-type="float" office:value="13.1">
            <text:p>13.1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23H00M00S">
            <text:p>23:00</text:p>
          </table:table-cell>
          <table:table-cell office:value-type="float" office:value="20">
            <text:p>20</text:p>
          </table:table-cell>
          <table:table-cell office:value-type="float" office:value="17.8">
            <text:p>17.8</text:p>
          </table:table-cell>
          <table:table-cell office:value-type="float" office:value="16.5">
            <text:p>16.5</text:p>
          </table:table-cell>
          <table:table-cell office:value-type="float" office:value="16">
            <text:p>16</text:p>
          </table:table-cell>
          <table:table-cell office:value-type="float" office:value="13.1">
            <text:p>13.1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24H00M00S">
            <text:p>0:00</text:p>
          </table:table-cell>
          <table:table-cell office:value-type="float" office:value="20">
            <text:p>20</text:p>
          </table:table-cell>
          <table:table-cell office:value-type="float" office:value="17.8">
            <text:p>17.8</text:p>
          </table:table-cell>
          <table:table-cell office:value-type="float" office:value="16.6">
            <text:p>16.6</text:p>
          </table:table-cell>
          <table:table-cell office:value-type="float" office:value="16.1">
            <text:p>16.1</text:p>
          </table:table-cell>
          <table:table-cell office:value-type="float" office:value="13.2">
            <text:p>13.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/>
          <table:table-cell>
            <draw:frame table:end-cell-address="差分法.I43" table:end-x="2.259cm" table:end-y="0.146cm" draw:z-index="0" draw:style-name="gr1" svg:width="13.641cm" svg:height="6.851cm" svg:x="2.167cm" svg:y="0.07cm">
              <draw:object draw:notify-on-update-of-ranges="回路網.B1:回路網.G1 回路網.A2:回路網.A2 回路網.B2:回路網.G2 回路網.A3:回路網.A3 回路網.B3:回路網.G3 回路網.A4:回路網.A4 回路網.B4:回路網.G4 回路網.A5:回路網.A5 回路網.B5:回路網.G5 回路網.A6:回路網.A6 回路網.B6:回路網.G6 回路網.A7:回路網.A7 回路網.B7:回路網.G7 回路網.A8:回路網.A8 回路網.B8:回路網.G8 回路網.A9:回路網.A9 回路網.B9:回路網.G9 回路網.A10:回路網.A10 回路網.B10:回路網.G10 回路網.A11:回路網.A11 回路網.B11:回路網.G11 回路網.A12:回路網.A12 回路網.B12:回路網.G12 回路網.A13:回路網.A13 回路網.B13:回路網.G13 回路網.A14:回路網.A14 回路網.B14:回路網.G14 回路網.A15:回路網.A15 回路網.B15:回路網.G15 回路網.A16:回路網.A16 回路網.B16:回路網.G16 回路網.A17:回路網.A17 回路網.B17:回路網.G17 回路網.A18:回路網.A18 回路網.B18:回路網.G18 回路網.A19:回路網.A19 回路網.B19:回路網.G19 回路網.A20:回路網.A20 回路網.B20:回路網.G20 回路網.A21:回路網.A21 回路網.B21:回路網.G21 回路網.A22:回路網.A22 回路網.B22:回路網.G22 回路網.A23:回路網.A23 回路網.B23:回路網.G23 回路網.A24:回路網.A24 回路網.B24:回路網.G2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4" number:min-integer-digits="1"/>
    </number:number-style>
    <number:number-style style:name="N110">
      <number:number number:decimal-places="3" number:min-integer-digits="1"/>
    </number:number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4">2010/04/04</text:date>, <text:time>21:48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5-17T16:08:00.26</meta:creation-date>
    <dc:date>2010-04-04T21:48:30.19</dc:date>
    <meta:editing-duration>PT03H56M22S</meta:editing-duration>
    <meta:editing-cycles>9</meta:editing-cycles>
    <meta:generator>OpenOffice.org/3.2$Win32 OpenOffice.org_project/320m12$Build-9483</meta:generator>
    <meta:document-statistic meta:table-count="2" meta:cell-count="36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family-asian="Arial" style:font-style-name-asian="標準" style:font-family-generic-asian="swiss" style:font-size-asian="8pt" style:font-size-complex="8pt"/>
    </style:style>
    <style:style style:name="ch3" style:family="chart">
      <style:chart-properties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family-asian="Arial" style:font-style-name-asian="標準" style:font-family-generic-asian="swiss" style:font-size-asian="8pt" style:font-size-complex="8pt"/>
    </style:style>
    <style:style style:name="ch5" style:family="chart" style:data-style-name="N0">
      <style:chart-properties chart:display-label="true" chart:logarithmic="false" chart:minimum="8" chart:maximum="22" chart:reverse-direction="false" text:line-break="false" chart:axis-position="0"/>
      <style:graphic-properties svg:stroke-color="#b3b3b3"/>
      <style:text-properties fo:font-size="8pt" style:font-family-asian="Arial" style:font-style-name-asian="標準" style:font-family-generic-asian="swiss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family-asian="Arial" style:font-style-name-asian="標準" style:font-family-generic-asian="swiss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0">
      <style:chart-properties chart:symbol-type="none"/>
      <style:graphic-properties svg:stroke-width="0.03cm" svg:stroke-color="#aecf00" draw:fill-color="#aecf0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3cm" svg:stroke-color="#23ff23" draw:fill-color="#23ff23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3cm" svg:stroke-color="#3deb3d" draw:fill-color="#3deb3d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3cm" svg:stroke-color="#33cc66" draw:fill-color="#33cc66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3cm" svg:stroke-color="#00ae00" draw:fill-color="#00ae0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3cm" svg:stroke-color="#7da647" draw:fill-color="#7da647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3cm" svg:stroke-color="#5c8526" draw:fill-color="#5c8526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3cm" svg:stroke-color="#355e00" draw:fill-color="#355e00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3cm" svg:stroke-color="#004a4a" draw:fill-color="#004a4a"/>
      <style:text-properties fo:font-size="6pt" style:font-size-asian="6pt" style:font-size-complex="6pt"/>
    </style:style>
    <style:style style:name="ch17" style:family="chart" style:data-style-name="N0">
      <style:chart-properties chart:symbol-type="none"/>
      <style:graphic-properties svg:stroke-width="0.03cm" svg:stroke-color="#006b6b" draw:fill-color="#006b6b"/>
      <style:text-properties fo:font-size="6pt" style:font-size-asian="6pt" style:font-size-complex="6pt"/>
    </style:style>
    <style:style style:name="ch18" style:family="chart" style:data-style-name="N0">
      <style:chart-properties chart:symbol-type="none"/>
      <style:graphic-properties svg:stroke-width="0.03cm" svg:stroke-color="#198a8a" draw:fill-color="#198a8a"/>
      <style:text-properties fo:font-size="6pt" style:font-size-asian="6pt" style:font-size-complex="6pt"/>
    </style:style>
    <style:style style:name="ch19" style:family="chart" style:data-style-name="N0">
      <style:chart-properties chart:symbol-type="none"/>
      <style:graphic-properties svg:stroke-width="0.03cm" svg:stroke-color="#33a3a3" draw:fill-color="#33a3a3"/>
      <style:text-properties fo:font-size="6pt" style:font-size-asian="6pt" style:font-size-complex="6pt"/>
    </style:style>
    <style:style style:name="ch20" style:family="chart" style:data-style-name="N0">
      <style:chart-properties chart:symbol-type="none"/>
      <style:graphic-properties svg:stroke-width="0.03cm" svg:stroke-color="#23b8dc" draw:fill-color="#23b8dc"/>
      <style:text-properties fo:font-size="6pt" style:font-size-asian="6pt" style:font-size-complex="6pt"/>
    </style:style>
    <style:style style:name="ch21" style:family="chart" style:data-style-name="N0">
      <style:chart-properties chart:symbol-type="none"/>
      <style:graphic-properties svg:stroke-width="0.03cm" svg:stroke-color="#00cccc" draw:fill-color="#00cccc"/>
      <style:text-properties fo:font-size="6pt" style:font-size-asian="6pt" style:font-size-complex="6pt"/>
    </style:style>
    <style:style style:name="ch22" style:family="chart" style:data-style-name="N0">
      <style:chart-properties chart:symbol-type="none"/>
      <style:graphic-properties svg:stroke-width="0.03cm" svg:stroke-color="#00dcff" draw:fill-color="#00dcff"/>
      <style:text-properties fo:font-size="6pt" style:font-size-asian="6pt" style:font-size-complex="6pt"/>
    </style:style>
    <style:style style:name="ch23" style:family="chart" style:data-style-name="N0">
      <style:chart-properties chart:symbol-type="none"/>
      <style:graphic-properties svg:stroke-width="0.03cm"/>
      <style:text-properties fo:font-size="6pt" style:font-size-asian="6pt" style:font-size-complex="6pt"/>
    </style:style>
    <style:style style:name="ch24" style:family="chart" style:data-style-name="N0">
      <style:chart-properties chart:symbol-type="none"/>
      <style:graphic-properties svg:stroke-width="0.03cm" svg:stroke-color="#00b8ff" draw:fill-color="#00b8ff"/>
      <style:text-properties fo:font-size="6pt" style:font-size-asian="6pt" style:font-size-complex="6pt"/>
    </style:style>
    <style:style style:name="ch25" style:family="chart" style:data-style-name="N0">
      <style:chart-properties chart:symbol-type="none"/>
      <style:graphic-properties svg:stroke-width="0.03cm" svg:stroke-color="#0099ff" draw:fill-color="#0099ff"/>
      <style:text-properties fo:font-size="6pt" style:font-size-asian="6pt" style:font-size-complex="6pt"/>
    </style:style>
    <style:style style:name="ch26" style:family="chart" style:data-style-name="N0">
      <style:chart-properties chart:symbol-type="none"/>
      <style:graphic-properties svg:stroke-width="0.03cm" svg:stroke-color="#0047ff" draw:fill-color="#0047ff"/>
      <style:text-properties fo:font-size="6pt" style:font-size-asian="6pt" style:font-size-complex="6pt"/>
    </style:style>
    <style:style style:name="ch27" style:family="chart" style:data-style-name="N0">
      <style:chart-properties chart:symbol-type="none"/>
      <style:graphic-properties svg:stroke-width="0.03cm" svg:stroke-color="#2323dc" draw:fill-color="#2323dc"/>
      <style:text-properties fo:font-size="6pt" style:font-size-asian="6pt" style:font-size-complex="6pt"/>
    </style:style>
    <style:style style:name="ch28" style:family="chart" style:data-style-name="N0">
      <style:chart-properties chart:symbol-type="none"/>
      <style:graphic-properties svg:stroke-width="0.03cm" svg:stroke-color="#2300dc" draw:fill-color="#2300dc"/>
      <style:text-properties fo:font-size="6pt" style:font-size-asian="6pt" style:font-size-complex="6pt"/>
    </style:style>
    <style:style style:name="ch29" style:family="chart" style:data-style-name="N0">
      <style:chart-properties chart:symbol-type="none"/>
      <style:graphic-properties svg:stroke-width="0.03cm" svg:stroke-color="#4700b8" draw:fill-color="#4700b8"/>
      <style:text-properties fo:font-size="6pt" style:font-size-asian="6pt" style:font-size-complex="6pt"/>
    </style:style>
    <style:style style:name="ch30" style:family="chart" style:data-style-name="N0">
      <style:chart-properties chart:symbol-type="none"/>
      <style:graphic-properties svg:stroke-width="0.03cm" svg:stroke-color="#280099" draw:fill-color="#280099"/>
      <style:text-properties fo:font-size="6pt" style:font-size-asian="6pt" style:font-size-complex="6pt"/>
    </style:style>
    <style:style style:name="ch31" style:family="chart">
      <style:graphic-properties draw:stroke="solid" draw:fill="none" draw:fill-color="#e6e6e6"/>
    </style:style>
    <style:style style:name="ch32" style:family="chart">
      <style:graphic-properties svg:stroke-color="#b3b3b3" draw:fill-color="#cccccc"/>
    </style:style>
  </office:automatic-styles>
  <office:body>
    <office:chart>
      <chart:chart svg:width="13.642cm" svg:height="6.85cm" xlink:href=".." chart:class="chart:line" chart:style-name="ch1">
        <chart:legend chart:legend-position="end" svg:x="10.755cm" svg:y="0.769cm" chart:style-name="ch2"/>
        <chart:plot-area chart:style-name="ch3" table:cell-range-address="回路網.A1:回路網.G24" chart:data-source-has-labels="both" svg:x="0.343cm" svg:y="0.137cm" svg:width="10.141cm" svg:height="6.439cm">
          <chart:axis chart:dimension="x" chart:name="primary-x" chart:style-name="ch4">
            <chart:categories table:cell-range-address="回路網.B1:回路網.G1"/>
          </chart:axis>
          <chart:axis chart:dimension="y" chart:name="primary-y" chart:style-name="ch5">
            <chart:title svg:x="0.273cm" svg:y="4.534cm" chart:style-name="ch6">
              <text:p>Temperature [C]</text:p>
            </chart:title>
            <chart:grid chart:style-name="ch7" chart:class="major"/>
          </chart:axis>
          <chart:series chart:style-name="ch8" chart:values-cell-range-address="回路網.B2:回路網.G2" chart:label-cell-address="回路網.A2:回路網.A2" chart:class="chart:line">
            <chart:data-point chart:repeated="6"/>
          </chart:series>
          <chart:series chart:style-name="ch9" chart:values-cell-range-address="回路網.B3:回路網.G3" chart:label-cell-address="回路網.A3:回路網.A3" chart:class="chart:line">
            <chart:data-point chart:repeated="6"/>
          </chart:series>
          <chart:series chart:style-name="ch10" chart:values-cell-range-address="回路網.B4:回路網.G4" chart:label-cell-address="回路網.A4:回路網.A4" chart:class="chart:line">
            <chart:data-point chart:repeated="6"/>
          </chart:series>
          <chart:series chart:style-name="ch11" chart:values-cell-range-address="回路網.B5:回路網.G5" chart:label-cell-address="回路網.A5:回路網.A5" chart:class="chart:line">
            <chart:data-point chart:repeated="6"/>
          </chart:series>
          <chart:series chart:style-name="ch12" chart:values-cell-range-address="回路網.B6:回路網.G6" chart:label-cell-address="回路網.A6:回路網.A6" chart:class="chart:line">
            <chart:data-point chart:repeated="6"/>
          </chart:series>
          <chart:series chart:style-name="ch13" chart:values-cell-range-address="回路網.B7:回路網.G7" chart:label-cell-address="回路網.A7:回路網.A7" chart:class="chart:line">
            <chart:data-point chart:repeated="6"/>
          </chart:series>
          <chart:series chart:style-name="ch14" chart:values-cell-range-address="回路網.B8:回路網.G8" chart:label-cell-address="回路網.A8:回路網.A8" chart:class="chart:line">
            <chart:data-point chart:repeated="6"/>
          </chart:series>
          <chart:series chart:style-name="ch15" chart:values-cell-range-address="回路網.B9:回路網.G9" chart:label-cell-address="回路網.A9:回路網.A9" chart:class="chart:line">
            <chart:data-point chart:repeated="6"/>
          </chart:series>
          <chart:series chart:style-name="ch16" chart:values-cell-range-address="回路網.B10:回路網.G10" chart:label-cell-address="回路網.A10:回路網.A10" chart:class="chart:line">
            <chart:data-point chart:repeated="6"/>
          </chart:series>
          <chart:series chart:style-name="ch17" chart:values-cell-range-address="回路網.B11:回路網.G11" chart:label-cell-address="回路網.A11:回路網.A11" chart:class="chart:line">
            <chart:data-point chart:repeated="6"/>
          </chart:series>
          <chart:series chart:style-name="ch18" chart:values-cell-range-address="回路網.B12:回路網.G12" chart:label-cell-address="回路網.A12:回路網.A12" chart:class="chart:line">
            <chart:data-point chart:repeated="6"/>
          </chart:series>
          <chart:series chart:style-name="ch19" chart:values-cell-range-address="回路網.B13:回路網.G13" chart:label-cell-address="回路網.A13:回路網.A13" chart:class="chart:line">
            <chart:data-point chart:repeated="6"/>
          </chart:series>
          <chart:series chart:style-name="ch20" chart:values-cell-range-address="回路網.B14:回路網.G14" chart:label-cell-address="回路網.A14:回路網.A14" chart:class="chart:line">
            <chart:data-point chart:repeated="6"/>
          </chart:series>
          <chart:series chart:style-name="ch21" chart:values-cell-range-address="回路網.B15:回路網.G15" chart:label-cell-address="回路網.A15:回路網.A15" chart:class="chart:line">
            <chart:data-point chart:repeated="6"/>
          </chart:series>
          <chart:series chart:style-name="ch22" chart:values-cell-range-address="回路網.B16:回路網.G16" chart:label-cell-address="回路網.A16:回路網.A16" chart:class="chart:line">
            <chart:data-point chart:repeated="6"/>
          </chart:series>
          <chart:series chart:style-name="ch23" chart:values-cell-range-address="回路網.B17:回路網.G17" chart:label-cell-address="回路網.A17:回路網.A17" chart:class="chart:line">
            <chart:data-point chart:repeated="6"/>
          </chart:series>
          <chart:series chart:style-name="ch24" chart:values-cell-range-address="回路網.B18:回路網.G18" chart:label-cell-address="回路網.A18:回路網.A18" chart:class="chart:line">
            <chart:data-point chart:repeated="6"/>
          </chart:series>
          <chart:series chart:style-name="ch25" chart:values-cell-range-address="回路網.B19:回路網.G19" chart:label-cell-address="回路網.A19:回路網.A19" chart:class="chart:line">
            <chart:data-point chart:repeated="6"/>
          </chart:series>
          <chart:series chart:style-name="ch26" chart:values-cell-range-address="回路網.B20:回路網.G20" chart:label-cell-address="回路網.A20:回路網.A20" chart:class="chart:line">
            <chart:data-point chart:repeated="6"/>
          </chart:series>
          <chart:series chart:style-name="ch27" chart:values-cell-range-address="回路網.B21:回路網.G21" chart:label-cell-address="回路網.A21:回路網.A21" chart:class="chart:line">
            <chart:data-point chart:repeated="6"/>
          </chart:series>
          <chart:series chart:style-name="ch28" chart:values-cell-range-address="回路網.B22:回路網.G22" chart:label-cell-address="回路網.A22:回路網.A22" chart:class="chart:line">
            <chart:data-point chart:repeated="6"/>
          </chart:series>
          <chart:series chart:style-name="ch29" chart:values-cell-range-address="回路網.B23:回路網.G23" chart:label-cell-address="回路網.A23:回路網.A23" chart:class="chart:line">
            <chart:data-point chart:repeated="6"/>
          </chart:series>
          <chart:series chart:style-name="ch30" chart:values-cell-range-address="回路網.B24:回路網.G24" chart:label-cell-address="回路網.A24:回路網.A24" chart:class="chart:line">
            <chart:data-point chart:repeated="6"/>
          </chart:series>
          <chart:wall chart:style-name="ch31"/>
          <chart:floor chart:style-name="ch3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回路網.B1:回路網.G1">Room 1</text:p>
              </table:table-cell>
              <table:table-cell office:value-type="string">
                <text:p>Plywood</text:p>
              </table:table-cell>
              <table:table-cell office:value-type="string">
                <text:p>Concrete</text:p>
              </table:table-cell>
              <table:table-cell office:value-type="string">
                <text:p>Air gap</text:p>
              </table:table-cell>
              <table:table-cell office:value-type="string">
                <text:p>Rock wool</text:p>
              </table:table-cell>
              <table:table-cell office:value-type="string">
                <text:p>Room 2</text:p>
              </table:table-cell>
            </table:table-row>
          </table:table-header-rows>
          <table:table-rows>
            <table:table-row>
              <table:table-cell office:value-type="string">
                <text:p text:id="回路網.A2:回路網.A2">1:00</text:p>
              </table:table-cell>
              <table:table-cell office:value-type="float" office:value="20">
                <text:p text:id="回路網.B2:回路網.G2">20</text:p>
              </table:table-cell>
              <table:table-cell office:value-type="float" office:value="13.7">
                <text:p>13.7</text:p>
              </table:table-cell>
              <table:table-cell office:value-type="float" office:value="10.4">
                <text:p>10.4</text:p>
              </table:table-cell>
              <table:table-cell office:value-type="float" office:value="10.3">
                <text:p>10.3</text:p>
              </table:table-cell>
              <table:table-cell office:value-type="float" office:value="10.1">
                <text:p>10.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3:回路網.A3">2:00</text:p>
              </table:table-cell>
              <table:table-cell office:value-type="float" office:value="20">
                <text:p text:id="回路網.B3:回路網.G3">20</text:p>
              </table:table-cell>
              <table:table-cell office:value-type="float" office:value="14.3">
                <text:p>14.3</text:p>
              </table:table-cell>
              <table:table-cell office:value-type="float" office:value="10.8">
                <text:p>10.8</text:p>
              </table:table-cell>
              <table:table-cell office:value-type="float" office:value="10.8">
                <text:p>10.8</text:p>
              </table:table-cell>
              <table:table-cell office:value-type="float" office:value="10.3">
                <text:p>10.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4:回路網.A4">3:00</text:p>
              </table:table-cell>
              <table:table-cell office:value-type="float" office:value="20">
                <text:p text:id="回路網.B4:回路網.G4">20</text:p>
              </table:table-cell>
              <table:table-cell office:value-type="float" office:value="14.6">
                <text:p>14.6</text:p>
              </table:table-cell>
              <table:table-cell office:value-type="float" office:value="11.3">
                <text:p>11.3</text:p>
              </table:table-cell>
              <table:table-cell office:value-type="float" office:value="11.2">
                <text:p>11.2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5:回路網.A5">4:00</text:p>
              </table:table-cell>
              <table:table-cell office:value-type="float" office:value="20">
                <text:p text:id="回路網.B5:回路網.G5">20</text:p>
              </table:table-cell>
              <table:table-cell office:value-type="float" office:value="14.8">
                <text:p>14.8</text:p>
              </table:table-cell>
              <table:table-cell office:value-type="float" office:value="11.7">
                <text:p>11.7</text:p>
              </table:table-cell>
              <table:table-cell office:value-type="float" office:value="11.6">
                <text:p>11.6</text:p>
              </table:table-cell>
              <table:table-cell office:value-type="float" office:value="10.8">
                <text:p>10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6:回路網.A6">5:00</text:p>
              </table:table-cell>
              <table:table-cell office:value-type="float" office:value="20">
                <text:p text:id="回路網.B6:回路網.G6">20</text:p>
              </table:table-cell>
              <table:table-cell office:value-type="float" office:value="15.1">
                <text:p>15.1</text:p>
              </table:table-cell>
              <table:table-cell office:value-type="float" office:value="12.1">
                <text:p>12.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7:回路網.A7">6:00</text:p>
              </table:table-cell>
              <table:table-cell office:value-type="float" office:value="20">
                <text:p text:id="回路網.B7:回路網.G7">20</text:p>
              </table:table-cell>
              <table:table-cell office:value-type="float" office:value="15.3">
                <text:p>15.3</text:p>
              </table:table-cell>
              <table:table-cell office:value-type="float" office:value="12.5">
                <text:p>12.5</text:p>
              </table:table-cell>
              <table:table-cell office:value-type="float" office:value="12.4">
                <text:p>12.4</text:p>
              </table:table-cell>
              <table:table-cell office:value-type="float" office:value="11.2">
                <text:p>11.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8:回路網.A8">7:00</text:p>
              </table:table-cell>
              <table:table-cell office:value-type="float" office:value="20">
                <text:p text:id="回路網.B8:回路網.G8">20</text:p>
              </table:table-cell>
              <table:table-cell office:value-type="float" office:value="15.6">
                <text:p>15.6</text:p>
              </table:table-cell>
              <table:table-cell office:value-type="float" office:value="12.9">
                <text:p>12.9</text:p>
              </table:table-cell>
              <table:table-cell office:value-type="float" office:value="12.7">
                <text:p>12.7</text:p>
              </table:table-cell>
              <table:table-cell office:value-type="float" office:value="11.3">
                <text:p>11.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9:回路網.A9">8:00</text:p>
              </table:table-cell>
              <table:table-cell office:value-type="float" office:value="20">
                <text:p text:id="回路網.B9:回路網.G9">20</text:p>
              </table:table-cell>
              <table:table-cell office:value-type="float" office:value="15.8">
                <text:p>15.8</text:p>
              </table:table-cell>
              <table:table-cell office:value-type="float" office:value="13.2">
                <text:p>13.2</text:p>
              </table:table-cell>
              <table:table-cell office:value-type="float" office:value="13">
                <text:p>13</text:p>
              </table:table-cell>
              <table:table-cell office:value-type="float" office:value="11.5">
                <text:p>11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0:回路網.A10">9:00</text:p>
              </table:table-cell>
              <table:table-cell office:value-type="float" office:value="20">
                <text:p text:id="回路網.B10:回路網.G10">20</text:p>
              </table:table-cell>
              <table:table-cell office:value-type="float" office:value="16">
                <text:p>16</text:p>
              </table:table-cell>
              <table:table-cell office:value-type="float" office:value="13.5">
                <text:p>13.5</text:p>
              </table:table-cell>
              <table:table-cell office:value-type="float" office:value="13.3">
                <text:p>13.3</text:p>
              </table:table-cell>
              <table:table-cell office:value-type="float" office:value="11.7">
                <text:p>11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1:回路網.A11">10:00</text:p>
              </table:table-cell>
              <table:table-cell office:value-type="float" office:value="20">
                <text:p text:id="回路網.B11:回路網.G11">20</text:p>
              </table:table-cell>
              <table:table-cell office:value-type="float" office:value="16.1">
                <text:p>16.1</text:p>
              </table:table-cell>
              <table:table-cell office:value-type="float" office:value="13.8">
                <text:p>13.8</text:p>
              </table:table-cell>
              <table:table-cell office:value-type="float" office:value="13.6">
                <text:p>13.6</text:p>
              </table:table-cell>
              <table:table-cell office:value-type="float" office:value="11.8">
                <text:p>11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2:回路網.A12">11:00</text:p>
              </table:table-cell>
              <table:table-cell office:value-type="float" office:value="20">
                <text:p text:id="回路網.B12:回路網.G12">20</text:p>
              </table:table-cell>
              <table:table-cell office:value-type="float" office:value="16.3">
                <text:p>16.3</text:p>
              </table:table-cell>
              <table:table-cell office:value-type="float" office:value="14.1">
                <text:p>14.1</text:p>
              </table:table-cell>
              <table:table-cell office:value-type="float" office:value="13.9">
                <text:p>13.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3:回路網.A13">12:00</text:p>
              </table:table-cell>
              <table:table-cell office:value-type="float" office:value="20">
                <text:p text:id="回路網.B13:回路網.G13">20</text:p>
              </table:table-cell>
              <table:table-cell office:value-type="float" office:value="16.5">
                <text:p>16.5</text:p>
              </table:table-cell>
              <table:table-cell office:value-type="float" office:value="14.4">
                <text:p>14.4</text:p>
              </table:table-cell>
              <table:table-cell office:value-type="float" office:value="14.1">
                <text:p>14.1</text:p>
              </table:table-cell>
              <table:table-cell office:value-type="float" office:value="12.1">
                <text:p>12.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4:回路網.A14">13:00</text:p>
              </table:table-cell>
              <table:table-cell office:value-type="float" office:value="20">
                <text:p text:id="回路網.B14:回路網.G14">20</text:p>
              </table:table-cell>
              <table:table-cell office:value-type="float" office:value="16.6">
                <text:p>16.6</text:p>
              </table:table-cell>
              <table:table-cell office:value-type="float" office:value="14.6">
                <text:p>14.6</text:p>
              </table:table-cell>
              <table:table-cell office:value-type="float" office:value="14.3">
                <text:p>14.3</text:p>
              </table:table-cell>
              <table:table-cell office:value-type="float" office:value="12.2">
                <text:p>12.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5:回路網.A15">14:00</text:p>
              </table:table-cell>
              <table:table-cell office:value-type="float" office:value="20">
                <text:p text:id="回路網.B15:回路網.G15">20</text:p>
              </table:table-cell>
              <table:table-cell office:value-type="float" office:value="16.8">
                <text:p>16.8</text:p>
              </table:table-cell>
              <table:table-cell office:value-type="float" office:value="14.8">
                <text:p>14.8</text:p>
              </table:table-cell>
              <table:table-cell office:value-type="float" office:value="14.5">
                <text:p>14.5</text:p>
              </table:table-cell>
              <table:table-cell office:value-type="float" office:value="12.3">
                <text:p>12.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6:回路網.A16">15:00</text:p>
              </table:table-cell>
              <table:table-cell office:value-type="float" office:value="20">
                <text:p text:id="回路網.B16:回路網.G16">20</text:p>
              </table:table-cell>
              <table:table-cell office:value-type="float" office:value="16.9">
                <text:p>16.9</text:p>
              </table:table-cell>
              <table:table-cell office:value-type="float" office:value="15.1">
                <text:p>15.1</text:p>
              </table:table-cell>
              <table:table-cell office:value-type="float" office:value="14.7">
                <text:p>14.7</text:p>
              </table:table-cell>
              <table:table-cell office:value-type="float" office:value="12.4">
                <text:p>12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7:回路網.A17">16:00</text:p>
              </table:table-cell>
              <table:table-cell office:value-type="float" office:value="20">
                <text:p text:id="回路網.B17:回路網.G17">20</text:p>
              </table:table-cell>
              <table:table-cell office:value-type="float" office:value="17">
                <text:p>17</text:p>
              </table:table-cell>
              <table:table-cell office:value-type="float" office:value="15.3">
                <text:p>15.3</text:p>
              </table:table-cell>
              <table:table-cell office:value-type="float" office:value="14.9">
                <text:p>14.9</text:p>
              </table:table-cell>
              <table:table-cell office:value-type="float" office:value="12.6">
                <text:p>12.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8:回路網.A18">17:00</text:p>
              </table:table-cell>
              <table:table-cell office:value-type="float" office:value="20">
                <text:p text:id="回路網.B18:回路網.G18">20</text:p>
              </table:table-cell>
              <table:table-cell office:value-type="float" office:value="17.2">
                <text:p>17.2</text:p>
              </table:table-cell>
              <table:table-cell office:value-type="float" office:value="15.5">
                <text:p>15.5</text:p>
              </table:table-cell>
              <table:table-cell office:value-type="float" office:value="15.1">
                <text:p>15.1</text:p>
              </table:table-cell>
              <table:table-cell office:value-type="float" office:value="12.6">
                <text:p>12.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9:回路網.A19">18:00</text:p>
              </table:table-cell>
              <table:table-cell office:value-type="float" office:value="20">
                <text:p text:id="回路網.B19:回路網.G19">20</text:p>
              </table:table-cell>
              <table:table-cell office:value-type="float" office:value="17.3">
                <text:p>17.3</text:p>
              </table:table-cell>
              <table:table-cell office:value-type="float" office:value="15.6">
                <text:p>15.6</text:p>
              </table:table-cell>
              <table:table-cell office:value-type="float" office:value="15.3">
                <text:p>15.3</text:p>
              </table:table-cell>
              <table:table-cell office:value-type="float" office:value="12.7">
                <text:p>12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20:回路網.A20">19:00</text:p>
              </table:table-cell>
              <table:table-cell office:value-type="float" office:value="20">
                <text:p text:id="回路網.B20:回路網.G20">20</text:p>
              </table:table-cell>
              <table:table-cell office:value-type="float" office:value="17.4">
                <text:p>17.4</text:p>
              </table:table-cell>
              <table:table-cell office:value-type="float" office:value="15.8">
                <text:p>15.8</text:p>
              </table:table-cell>
              <table:table-cell office:value-type="float" office:value="15.4">
                <text:p>15.4</text:p>
              </table:table-cell>
              <table:table-cell office:value-type="float" office:value="12.8">
                <text:p>12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21:回路網.A21">20:00</text:p>
              </table:table-cell>
              <table:table-cell office:value-type="float" office:value="20">
                <text:p text:id="回路網.B21:回路網.G21">20</text:p>
              </table:table-cell>
              <table:table-cell office:value-type="float" office:value="17.5">
                <text:p>17.5</text:p>
              </table:table-cell>
              <table:table-cell office:value-type="float" office:value="16">
                <text:p>16</text:p>
              </table:table-cell>
              <table:table-cell office:value-type="float" office:value="15.6">
                <text:p>15.6</text:p>
              </table:table-cell>
              <table:table-cell office:value-type="float" office:value="12.9">
                <text:p>12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22:回路網.A22">21:00</text:p>
              </table:table-cell>
              <table:table-cell office:value-type="float" office:value="20">
                <text:p text:id="回路網.B22:回路網.G22">20</text:p>
              </table:table-cell>
              <table:table-cell office:value-type="float" office:value="17.6">
                <text:p>17.6</text:p>
              </table:table-cell>
              <table:table-cell office:value-type="float" office:value="16.1">
                <text:p>16.1</text:p>
              </table:table-cell>
              <table:table-cell office:value-type="float" office:value="15.7">
                <text:p>15.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23:回路網.A23">22:00</text:p>
              </table:table-cell>
              <table:table-cell office:value-type="float" office:value="20">
                <text:p text:id="回路網.B23:回路網.G23">20</text:p>
              </table:table-cell>
              <table:table-cell office:value-type="float" office:value="17.7">
                <text:p>17.7</text:p>
              </table:table-cell>
              <table:table-cell office:value-type="float" office:value="16.2">
                <text:p>16.2</text:p>
              </table:table-cell>
              <table:table-cell office:value-type="float" office:value="15.9">
                <text:p>15.9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24:回路網.A24">23:00</text:p>
              </table:table-cell>
              <table:table-cell office:value-type="float" office:value="20">
                <text:p text:id="回路網.B24:回路網.G24">20</text:p>
              </table:table-cell>
              <table:table-cell office:value-type="float" office:value="17.7">
                <text:p>17.7</text:p>
              </table:table-cell>
              <table:table-cell office:value-type="float" office:value="16.4">
                <text:p>16.4</text:p>
              </table:table-cell>
              <table:table-cell office:value-type="float" office:value="16">
                <text:p>16</text:p>
              </table:table-cell>
              <table:table-cell office:value-type="float" office:value="13.1">
                <text:p>13.1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8" chart:maximum="22" chart:reverse-direction="false" text:line-break="false" chart:axis-position="0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family-asian="'IPA Pゴシック'" style:font-style-name-asian="標準" style:font-family-generic-asian="modern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0">
      <style:chart-properties chart:symbol-type="none"/>
      <style:graphic-properties svg:stroke-width="0.03cm" svg:stroke-color="#aecf00" draw:fill-color="#aecf0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3cm" svg:stroke-color="#23ff23" draw:fill-color="#23ff23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3cm" svg:stroke-color="#3deb3d" draw:fill-color="#3deb3d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3cm" svg:stroke-color="#33cc66" draw:fill-color="#33cc66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3cm" svg:stroke-color="#00ae00" draw:fill-color="#00ae0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3cm" svg:stroke-color="#7da647" draw:fill-color="#7da647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3cm" svg:stroke-color="#5c8526" draw:fill-color="#5c8526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3cm" svg:stroke-color="#355e00" draw:fill-color="#355e00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3cm" svg:stroke-color="#004a4a" draw:fill-color="#004a4a"/>
      <style:text-properties fo:font-size="6pt" style:font-size-asian="6pt" style:font-size-complex="6pt"/>
    </style:style>
    <style:style style:name="ch17" style:family="chart" style:data-style-name="N0">
      <style:chart-properties chart:symbol-type="none"/>
      <style:graphic-properties svg:stroke-width="0.03cm" svg:stroke-color="#006b6b" draw:fill-color="#006b6b"/>
      <style:text-properties fo:font-size="6pt" style:font-size-asian="6pt" style:font-size-complex="6pt"/>
    </style:style>
    <style:style style:name="ch18" style:family="chart" style:data-style-name="N0">
      <style:chart-properties chart:symbol-type="none"/>
      <style:graphic-properties svg:stroke-width="0.03cm" svg:stroke-color="#198a8a" draw:fill-color="#198a8a"/>
      <style:text-properties fo:font-size="6pt" style:font-size-asian="6pt" style:font-size-complex="6pt"/>
    </style:style>
    <style:style style:name="ch19" style:family="chart" style:data-style-name="N0">
      <style:chart-properties chart:symbol-type="none"/>
      <style:graphic-properties svg:stroke-width="0.03cm" svg:stroke-color="#33a3a3" draw:fill-color="#33a3a3"/>
      <style:text-properties fo:font-size="6pt" style:font-size-asian="6pt" style:font-size-complex="6pt"/>
    </style:style>
    <style:style style:name="ch20" style:family="chart" style:data-style-name="N0">
      <style:chart-properties chart:symbol-type="none"/>
      <style:graphic-properties svg:stroke-width="0.03cm" svg:stroke-color="#23b8dc" draw:fill-color="#23b8dc"/>
      <style:text-properties fo:font-size="6pt" style:font-size-asian="6pt" style:font-size-complex="6pt"/>
    </style:style>
    <style:style style:name="ch21" style:family="chart" style:data-style-name="N0">
      <style:chart-properties chart:symbol-type="none"/>
      <style:graphic-properties svg:stroke-width="0.03cm" svg:stroke-color="#00cccc" draw:fill-color="#00cccc"/>
      <style:text-properties fo:font-size="6pt" style:font-size-asian="6pt" style:font-size-complex="6pt"/>
    </style:style>
    <style:style style:name="ch22" style:family="chart" style:data-style-name="N0">
      <style:chart-properties chart:symbol-type="none"/>
      <style:graphic-properties svg:stroke-width="0.03cm" svg:stroke-color="#00dcff" draw:fill-color="#00dcff"/>
      <style:text-properties fo:font-size="6pt" style:font-size-asian="6pt" style:font-size-complex="6pt"/>
    </style:style>
    <style:style style:name="ch23" style:family="chart" style:data-style-name="N0">
      <style:chart-properties chart:symbol-type="none"/>
      <style:graphic-properties svg:stroke-width="0.03cm"/>
      <style:text-properties fo:font-size="6pt" style:font-size-asian="6pt" style:font-size-complex="6pt"/>
    </style:style>
    <style:style style:name="ch24" style:family="chart" style:data-style-name="N0">
      <style:chart-properties chart:symbol-type="none"/>
      <style:graphic-properties svg:stroke-width="0.03cm" svg:stroke-color="#00b8ff" draw:fill-color="#00b8ff"/>
      <style:text-properties fo:font-size="6pt" style:font-size-asian="6pt" style:font-size-complex="6pt"/>
    </style:style>
    <style:style style:name="ch25" style:family="chart" style:data-style-name="N0">
      <style:chart-properties chart:symbol-type="none"/>
      <style:graphic-properties svg:stroke-width="0.03cm" svg:stroke-color="#0099ff" draw:fill-color="#0099ff"/>
      <style:text-properties fo:font-size="6pt" style:font-size-asian="6pt" style:font-size-complex="6pt"/>
    </style:style>
    <style:style style:name="ch26" style:family="chart" style:data-style-name="N0">
      <style:chart-properties chart:symbol-type="none"/>
      <style:graphic-properties svg:stroke-width="0.03cm" svg:stroke-color="#0047ff" draw:fill-color="#0047ff"/>
      <style:text-properties fo:font-size="6pt" style:font-size-asian="6pt" style:font-size-complex="6pt"/>
    </style:style>
    <style:style style:name="ch27" style:family="chart" style:data-style-name="N0">
      <style:chart-properties chart:symbol-type="none"/>
      <style:graphic-properties svg:stroke-width="0.03cm" svg:stroke-color="#2323dc" draw:fill-color="#2323dc"/>
      <style:text-properties fo:font-size="6pt" style:font-size-asian="6pt" style:font-size-complex="6pt"/>
    </style:style>
    <style:style style:name="ch28" style:family="chart" style:data-style-name="N0">
      <style:chart-properties chart:symbol-type="none"/>
      <style:graphic-properties svg:stroke-width="0.03cm" svg:stroke-color="#2300dc" draw:fill-color="#2300dc"/>
      <style:text-properties fo:font-size="6pt" style:font-size-asian="6pt" style:font-size-complex="6pt"/>
    </style:style>
    <style:style style:name="ch29" style:family="chart" style:data-style-name="N0">
      <style:chart-properties chart:symbol-type="none"/>
      <style:graphic-properties svg:stroke-width="0.03cm" svg:stroke-color="#4700b8" draw:fill-color="#4700b8"/>
      <style:text-properties fo:font-size="6pt" style:font-size-asian="6pt" style:font-size-complex="6pt"/>
    </style:style>
    <style:style style:name="ch30" style:family="chart" style:data-style-name="N0">
      <style:chart-properties chart:symbol-type="none"/>
      <style:graphic-properties svg:stroke-width="0.03cm" svg:stroke-color="#280099" draw:fill-color="#280099"/>
      <style:text-properties fo:font-size="6pt" style:font-size-asian="6pt" style:font-size-complex="6pt"/>
    </style:style>
    <style:style style:name="ch31" style:family="chart">
      <style:graphic-properties draw:stroke="solid" draw:fill="none" draw:fill-color="#e6e6e6"/>
    </style:style>
    <style:style style:name="ch32" style:family="chart">
      <style:graphic-properties svg:stroke-color="#b3b3b3" draw:fill-color="#cccccc"/>
    </style:style>
  </office:automatic-styles>
  <office:body>
    <office:chart>
      <chart:chart svg:width="13.642cm" svg:height="6.535cm" xlink:href=".." chart:class="chart:line" chart:style-name="ch1">
        <chart:legend chart:legend-position="end" svg:x="10.829cm" svg:y="0.797cm" chart:style-name="ch2"/>
        <chart:plot-area chart:style-name="ch3" table:cell-range-address="回路網.A1:回路網.G24" chart:data-source-has-labels="both" svg:x="0.343cm" svg:y="0.13cm" svg:width="10.215cm" svg:height="6.145cm">
          <chart:axis chart:dimension="x" chart:name="primary-x" chart:style-name="ch4">
            <chart:categories table:cell-range-address="回路網.B1:回路網.G1"/>
          </chart:axis>
          <chart:axis chart:dimension="y" chart:name="primary-y" chart:style-name="ch5">
            <chart:title svg:x="0.273cm" svg:y="4.335cm" chart:style-name="ch6">
              <text:p>Temperature [C]</text:p>
            </chart:title>
            <chart:grid chart:style-name="ch7" chart:class="major"/>
          </chart:axis>
          <chart:series chart:style-name="ch8" chart:values-cell-range-address="回路網.B2:回路網.G2" chart:label-cell-address="回路網.A2:回路網.A2" chart:class="chart:line">
            <chart:data-point chart:repeated="6"/>
          </chart:series>
          <chart:series chart:style-name="ch9" chart:values-cell-range-address="回路網.B3:回路網.G3" chart:label-cell-address="回路網.A3:回路網.A3" chart:class="chart:line">
            <chart:data-point chart:repeated="6"/>
          </chart:series>
          <chart:series chart:style-name="ch10" chart:values-cell-range-address="回路網.B4:回路網.G4" chart:label-cell-address="回路網.A4:回路網.A4" chart:class="chart:line">
            <chart:data-point chart:repeated="6"/>
          </chart:series>
          <chart:series chart:style-name="ch11" chart:values-cell-range-address="回路網.B5:回路網.G5" chart:label-cell-address="回路網.A5:回路網.A5" chart:class="chart:line">
            <chart:data-point chart:repeated="6"/>
          </chart:series>
          <chart:series chart:style-name="ch12" chart:values-cell-range-address="回路網.B6:回路網.G6" chart:label-cell-address="回路網.A6:回路網.A6" chart:class="chart:line">
            <chart:data-point chart:repeated="6"/>
          </chart:series>
          <chart:series chart:style-name="ch13" chart:values-cell-range-address="回路網.B7:回路網.G7" chart:label-cell-address="回路網.A7:回路網.A7" chart:class="chart:line">
            <chart:data-point chart:repeated="6"/>
          </chart:series>
          <chart:series chart:style-name="ch14" chart:values-cell-range-address="回路網.B8:回路網.G8" chart:label-cell-address="回路網.A8:回路網.A8" chart:class="chart:line">
            <chart:data-point chart:repeated="6"/>
          </chart:series>
          <chart:series chart:style-name="ch15" chart:values-cell-range-address="回路網.B9:回路網.G9" chart:label-cell-address="回路網.A9:回路網.A9" chart:class="chart:line">
            <chart:data-point chart:repeated="6"/>
          </chart:series>
          <chart:series chart:style-name="ch16" chart:values-cell-range-address="回路網.B10:回路網.G10" chart:label-cell-address="回路網.A10:回路網.A10" chart:class="chart:line">
            <chart:data-point chart:repeated="6"/>
          </chart:series>
          <chart:series chart:style-name="ch17" chart:values-cell-range-address="回路網.B11:回路網.G11" chart:label-cell-address="回路網.A11:回路網.A11" chart:class="chart:line">
            <chart:data-point chart:repeated="6"/>
          </chart:series>
          <chart:series chart:style-name="ch18" chart:values-cell-range-address="回路網.B12:回路網.G12" chart:label-cell-address="回路網.A12:回路網.A12" chart:class="chart:line">
            <chart:data-point chart:repeated="6"/>
          </chart:series>
          <chart:series chart:style-name="ch19" chart:values-cell-range-address="回路網.B13:回路網.G13" chart:label-cell-address="回路網.A13:回路網.A13" chart:class="chart:line">
            <chart:data-point chart:repeated="6"/>
          </chart:series>
          <chart:series chart:style-name="ch20" chart:values-cell-range-address="回路網.B14:回路網.G14" chart:label-cell-address="回路網.A14:回路網.A14" chart:class="chart:line">
            <chart:data-point chart:repeated="6"/>
          </chart:series>
          <chart:series chart:style-name="ch21" chart:values-cell-range-address="回路網.B15:回路網.G15" chart:label-cell-address="回路網.A15:回路網.A15" chart:class="chart:line">
            <chart:data-point chart:repeated="6"/>
          </chart:series>
          <chart:series chart:style-name="ch22" chart:values-cell-range-address="回路網.B16:回路網.G16" chart:label-cell-address="回路網.A16:回路網.A16" chart:class="chart:line">
            <chart:data-point chart:repeated="6"/>
          </chart:series>
          <chart:series chart:style-name="ch23" chart:values-cell-range-address="回路網.B17:回路網.G17" chart:label-cell-address="回路網.A17:回路網.A17" chart:class="chart:line">
            <chart:data-point chart:repeated="6"/>
          </chart:series>
          <chart:series chart:style-name="ch24" chart:values-cell-range-address="回路網.B18:回路網.G18" chart:label-cell-address="回路網.A18:回路網.A18" chart:class="chart:line">
            <chart:data-point chart:repeated="6"/>
          </chart:series>
          <chart:series chart:style-name="ch25" chart:values-cell-range-address="回路網.B19:回路網.G19" chart:label-cell-address="回路網.A19:回路網.A19" chart:class="chart:line">
            <chart:data-point chart:repeated="6"/>
          </chart:series>
          <chart:series chart:style-name="ch26" chart:values-cell-range-address="回路網.B20:回路網.G20" chart:label-cell-address="回路網.A20:回路網.A20" chart:class="chart:line">
            <chart:data-point chart:repeated="6"/>
          </chart:series>
          <chart:series chart:style-name="ch27" chart:values-cell-range-address="回路網.B21:回路網.G21" chart:label-cell-address="回路網.A21:回路網.A21" chart:class="chart:line">
            <chart:data-point chart:repeated="6"/>
          </chart:series>
          <chart:series chart:style-name="ch28" chart:values-cell-range-address="回路網.B22:回路網.G22" chart:label-cell-address="回路網.A22:回路網.A22" chart:class="chart:line">
            <chart:data-point chart:repeated="6"/>
          </chart:series>
          <chart:series chart:style-name="ch29" chart:values-cell-range-address="回路網.B23:回路網.G23" chart:label-cell-address="回路網.A23:回路網.A23" chart:class="chart:line">
            <chart:data-point chart:repeated="6"/>
          </chart:series>
          <chart:series chart:style-name="ch30" chart:values-cell-range-address="回路網.B24:回路網.G24" chart:label-cell-address="回路網.A24:回路網.A24" chart:class="chart:line">
            <chart:data-point chart:repeated="6"/>
          </chart:series>
          <chart:wall chart:style-name="ch31"/>
          <chart:floor chart:style-name="ch3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回路網.B1:回路網.G1">Room 1</text:p>
              </table:table-cell>
              <table:table-cell office:value-type="string">
                <text:p>Plywood</text:p>
              </table:table-cell>
              <table:table-cell office:value-type="string">
                <text:p>Concrete</text:p>
              </table:table-cell>
              <table:table-cell office:value-type="string">
                <text:p>Air gap</text:p>
              </table:table-cell>
              <table:table-cell office:value-type="string">
                <text:p>Rock wool</text:p>
              </table:table-cell>
              <table:table-cell office:value-type="string">
                <text:p>Room 2</text:p>
              </table:table-cell>
            </table:table-row>
          </table:table-header-rows>
          <table:table-rows>
            <table:table-row>
              <table:table-cell office:value-type="string">
                <text:p text:id="回路網.A2:回路網.A2">1:00</text:p>
              </table:table-cell>
              <table:table-cell office:value-type="float" office:value="20">
                <text:p text:id="回路網.B2:回路網.G2">20</text:p>
              </table:table-cell>
              <table:table-cell office:value-type="float" office:value="13.7">
                <text:p>13.7</text:p>
              </table:table-cell>
              <table:table-cell office:value-type="float" office:value="10.4">
                <text:p>10.4</text:p>
              </table:table-cell>
              <table:table-cell office:value-type="float" office:value="10.3">
                <text:p>10.3</text:p>
              </table:table-cell>
              <table:table-cell office:value-type="float" office:value="10.1">
                <text:p>10.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3:回路網.A3">2:00</text:p>
              </table:table-cell>
              <table:table-cell office:value-type="float" office:value="20">
                <text:p text:id="回路網.B3:回路網.G3">20</text:p>
              </table:table-cell>
              <table:table-cell office:value-type="float" office:value="14.3">
                <text:p>14.3</text:p>
              </table:table-cell>
              <table:table-cell office:value-type="float" office:value="10.8">
                <text:p>10.8</text:p>
              </table:table-cell>
              <table:table-cell office:value-type="float" office:value="10.8">
                <text:p>10.8</text:p>
              </table:table-cell>
              <table:table-cell office:value-type="float" office:value="10.3">
                <text:p>10.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4:回路網.A4">3:00</text:p>
              </table:table-cell>
              <table:table-cell office:value-type="float" office:value="20">
                <text:p text:id="回路網.B4:回路網.G4">20</text:p>
              </table:table-cell>
              <table:table-cell office:value-type="float" office:value="14.6">
                <text:p>14.6</text:p>
              </table:table-cell>
              <table:table-cell office:value-type="float" office:value="11.3">
                <text:p>11.3</text:p>
              </table:table-cell>
              <table:table-cell office:value-type="float" office:value="11.2">
                <text:p>11.2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5:回路網.A5">4:00</text:p>
              </table:table-cell>
              <table:table-cell office:value-type="float" office:value="20">
                <text:p text:id="回路網.B5:回路網.G5">20</text:p>
              </table:table-cell>
              <table:table-cell office:value-type="float" office:value="14.8">
                <text:p>14.8</text:p>
              </table:table-cell>
              <table:table-cell office:value-type="float" office:value="11.7">
                <text:p>11.7</text:p>
              </table:table-cell>
              <table:table-cell office:value-type="float" office:value="11.6">
                <text:p>11.6</text:p>
              </table:table-cell>
              <table:table-cell office:value-type="float" office:value="10.8">
                <text:p>10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6:回路網.A6">5:00</text:p>
              </table:table-cell>
              <table:table-cell office:value-type="float" office:value="20">
                <text:p text:id="回路網.B6:回路網.G6">20</text:p>
              </table:table-cell>
              <table:table-cell office:value-type="float" office:value="15.1">
                <text:p>15.1</text:p>
              </table:table-cell>
              <table:table-cell office:value-type="float" office:value="12.1">
                <text:p>12.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7:回路網.A7">6:00</text:p>
              </table:table-cell>
              <table:table-cell office:value-type="float" office:value="20">
                <text:p text:id="回路網.B7:回路網.G7">20</text:p>
              </table:table-cell>
              <table:table-cell office:value-type="float" office:value="15.3">
                <text:p>15.3</text:p>
              </table:table-cell>
              <table:table-cell office:value-type="float" office:value="12.5">
                <text:p>12.5</text:p>
              </table:table-cell>
              <table:table-cell office:value-type="float" office:value="12.4">
                <text:p>12.4</text:p>
              </table:table-cell>
              <table:table-cell office:value-type="float" office:value="11.2">
                <text:p>11.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8:回路網.A8">7:00</text:p>
              </table:table-cell>
              <table:table-cell office:value-type="float" office:value="20">
                <text:p text:id="回路網.B8:回路網.G8">20</text:p>
              </table:table-cell>
              <table:table-cell office:value-type="float" office:value="15.6">
                <text:p>15.6</text:p>
              </table:table-cell>
              <table:table-cell office:value-type="float" office:value="12.9">
                <text:p>12.9</text:p>
              </table:table-cell>
              <table:table-cell office:value-type="float" office:value="12.7">
                <text:p>12.7</text:p>
              </table:table-cell>
              <table:table-cell office:value-type="float" office:value="11.3">
                <text:p>11.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9:回路網.A9">8:00</text:p>
              </table:table-cell>
              <table:table-cell office:value-type="float" office:value="20">
                <text:p text:id="回路網.B9:回路網.G9">20</text:p>
              </table:table-cell>
              <table:table-cell office:value-type="float" office:value="15.8">
                <text:p>15.8</text:p>
              </table:table-cell>
              <table:table-cell office:value-type="float" office:value="13.2">
                <text:p>13.2</text:p>
              </table:table-cell>
              <table:table-cell office:value-type="float" office:value="13">
                <text:p>13</text:p>
              </table:table-cell>
              <table:table-cell office:value-type="float" office:value="11.5">
                <text:p>11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0:回路網.A10">9:00</text:p>
              </table:table-cell>
              <table:table-cell office:value-type="float" office:value="20">
                <text:p text:id="回路網.B10:回路網.G10">20</text:p>
              </table:table-cell>
              <table:table-cell office:value-type="float" office:value="16">
                <text:p>16</text:p>
              </table:table-cell>
              <table:table-cell office:value-type="float" office:value="13.5">
                <text:p>13.5</text:p>
              </table:table-cell>
              <table:table-cell office:value-type="float" office:value="13.3">
                <text:p>13.3</text:p>
              </table:table-cell>
              <table:table-cell office:value-type="float" office:value="11.7">
                <text:p>11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1:回路網.A11">10:00</text:p>
              </table:table-cell>
              <table:table-cell office:value-type="float" office:value="20">
                <text:p text:id="回路網.B11:回路網.G11">20</text:p>
              </table:table-cell>
              <table:table-cell office:value-type="float" office:value="16.1">
                <text:p>16.1</text:p>
              </table:table-cell>
              <table:table-cell office:value-type="float" office:value="13.8">
                <text:p>13.8</text:p>
              </table:table-cell>
              <table:table-cell office:value-type="float" office:value="13.6">
                <text:p>13.6</text:p>
              </table:table-cell>
              <table:table-cell office:value-type="float" office:value="11.8">
                <text:p>11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2:回路網.A12">11:00</text:p>
              </table:table-cell>
              <table:table-cell office:value-type="float" office:value="20">
                <text:p text:id="回路網.B12:回路網.G12">20</text:p>
              </table:table-cell>
              <table:table-cell office:value-type="float" office:value="16.3">
                <text:p>16.3</text:p>
              </table:table-cell>
              <table:table-cell office:value-type="float" office:value="14.1">
                <text:p>14.1</text:p>
              </table:table-cell>
              <table:table-cell office:value-type="float" office:value="13.9">
                <text:p>13.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3:回路網.A13">12:00</text:p>
              </table:table-cell>
              <table:table-cell office:value-type="float" office:value="20">
                <text:p text:id="回路網.B13:回路網.G13">20</text:p>
              </table:table-cell>
              <table:table-cell office:value-type="float" office:value="16.5">
                <text:p>16.5</text:p>
              </table:table-cell>
              <table:table-cell office:value-type="float" office:value="14.4">
                <text:p>14.4</text:p>
              </table:table-cell>
              <table:table-cell office:value-type="float" office:value="14.1">
                <text:p>14.1</text:p>
              </table:table-cell>
              <table:table-cell office:value-type="float" office:value="12.1">
                <text:p>12.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4:回路網.A14">13:00</text:p>
              </table:table-cell>
              <table:table-cell office:value-type="float" office:value="20">
                <text:p text:id="回路網.B14:回路網.G14">20</text:p>
              </table:table-cell>
              <table:table-cell office:value-type="float" office:value="16.6">
                <text:p>16.6</text:p>
              </table:table-cell>
              <table:table-cell office:value-type="float" office:value="14.6">
                <text:p>14.6</text:p>
              </table:table-cell>
              <table:table-cell office:value-type="float" office:value="14.3">
                <text:p>14.3</text:p>
              </table:table-cell>
              <table:table-cell office:value-type="float" office:value="12.2">
                <text:p>12.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5:回路網.A15">14:00</text:p>
              </table:table-cell>
              <table:table-cell office:value-type="float" office:value="20">
                <text:p text:id="回路網.B15:回路網.G15">20</text:p>
              </table:table-cell>
              <table:table-cell office:value-type="float" office:value="16.8">
                <text:p>16.8</text:p>
              </table:table-cell>
              <table:table-cell office:value-type="float" office:value="14.8">
                <text:p>14.8</text:p>
              </table:table-cell>
              <table:table-cell office:value-type="float" office:value="14.5">
                <text:p>14.5</text:p>
              </table:table-cell>
              <table:table-cell office:value-type="float" office:value="12.3">
                <text:p>12.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6:回路網.A16">15:00</text:p>
              </table:table-cell>
              <table:table-cell office:value-type="float" office:value="20">
                <text:p text:id="回路網.B16:回路網.G16">20</text:p>
              </table:table-cell>
              <table:table-cell office:value-type="float" office:value="16.9">
                <text:p>16.9</text:p>
              </table:table-cell>
              <table:table-cell office:value-type="float" office:value="15.1">
                <text:p>15.1</text:p>
              </table:table-cell>
              <table:table-cell office:value-type="float" office:value="14.7">
                <text:p>14.7</text:p>
              </table:table-cell>
              <table:table-cell office:value-type="float" office:value="12.4">
                <text:p>12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7:回路網.A17">16:00</text:p>
              </table:table-cell>
              <table:table-cell office:value-type="float" office:value="20">
                <text:p text:id="回路網.B17:回路網.G17">20</text:p>
              </table:table-cell>
              <table:table-cell office:value-type="float" office:value="17">
                <text:p>17</text:p>
              </table:table-cell>
              <table:table-cell office:value-type="float" office:value="15.3">
                <text:p>15.3</text:p>
              </table:table-cell>
              <table:table-cell office:value-type="float" office:value="14.9">
                <text:p>14.9</text:p>
              </table:table-cell>
              <table:table-cell office:value-type="float" office:value="12.6">
                <text:p>12.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8:回路網.A18">17:00</text:p>
              </table:table-cell>
              <table:table-cell office:value-type="float" office:value="20">
                <text:p text:id="回路網.B18:回路網.G18">20</text:p>
              </table:table-cell>
              <table:table-cell office:value-type="float" office:value="17.2">
                <text:p>17.2</text:p>
              </table:table-cell>
              <table:table-cell office:value-type="float" office:value="15.5">
                <text:p>15.5</text:p>
              </table:table-cell>
              <table:table-cell office:value-type="float" office:value="15.1">
                <text:p>15.1</text:p>
              </table:table-cell>
              <table:table-cell office:value-type="float" office:value="12.6">
                <text:p>12.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9:回路網.A19">18:00</text:p>
              </table:table-cell>
              <table:table-cell office:value-type="float" office:value="20">
                <text:p text:id="回路網.B19:回路網.G19">20</text:p>
              </table:table-cell>
              <table:table-cell office:value-type="float" office:value="17.3">
                <text:p>17.3</text:p>
              </table:table-cell>
              <table:table-cell office:value-type="float" office:value="15.6">
                <text:p>15.6</text:p>
              </table:table-cell>
              <table:table-cell office:value-type="float" office:value="15.3">
                <text:p>15.3</text:p>
              </table:table-cell>
              <table:table-cell office:value-type="float" office:value="12.7">
                <text:p>12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20:回路網.A20">19:00</text:p>
              </table:table-cell>
              <table:table-cell office:value-type="float" office:value="20">
                <text:p text:id="回路網.B20:回路網.G20">20</text:p>
              </table:table-cell>
              <table:table-cell office:value-type="float" office:value="17.4">
                <text:p>17.4</text:p>
              </table:table-cell>
              <table:table-cell office:value-type="float" office:value="15.8">
                <text:p>15.8</text:p>
              </table:table-cell>
              <table:table-cell office:value-type="float" office:value="15.4">
                <text:p>15.4</text:p>
              </table:table-cell>
              <table:table-cell office:value-type="float" office:value="12.8">
                <text:p>12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21:回路網.A21">20:00</text:p>
              </table:table-cell>
              <table:table-cell office:value-type="float" office:value="20">
                <text:p text:id="回路網.B21:回路網.G21">20</text:p>
              </table:table-cell>
              <table:table-cell office:value-type="float" office:value="17.5">
                <text:p>17.5</text:p>
              </table:table-cell>
              <table:table-cell office:value-type="float" office:value="16">
                <text:p>16</text:p>
              </table:table-cell>
              <table:table-cell office:value-type="float" office:value="15.6">
                <text:p>15.6</text:p>
              </table:table-cell>
              <table:table-cell office:value-type="float" office:value="12.9">
                <text:p>12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22:回路網.A22">21:00</text:p>
              </table:table-cell>
              <table:table-cell office:value-type="float" office:value="20">
                <text:p text:id="回路網.B22:回路網.G22">20</text:p>
              </table:table-cell>
              <table:table-cell office:value-type="float" office:value="17.6">
                <text:p>17.6</text:p>
              </table:table-cell>
              <table:table-cell office:value-type="float" office:value="16.1">
                <text:p>16.1</text:p>
              </table:table-cell>
              <table:table-cell office:value-type="float" office:value="15.7">
                <text:p>15.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23:回路網.A23">22:00</text:p>
              </table:table-cell>
              <table:table-cell office:value-type="float" office:value="20">
                <text:p text:id="回路網.B23:回路網.G23">20</text:p>
              </table:table-cell>
              <table:table-cell office:value-type="float" office:value="17.7">
                <text:p>17.7</text:p>
              </table:table-cell>
              <table:table-cell office:value-type="float" office:value="16.2">
                <text:p>16.2</text:p>
              </table:table-cell>
              <table:table-cell office:value-type="float" office:value="15.9">
                <text:p>15.9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24:回路網.A24">23:00</text:p>
              </table:table-cell>
              <table:table-cell office:value-type="float" office:value="20">
                <text:p text:id="回路網.B24:回路網.G24">20</text:p>
              </table:table-cell>
              <table:table-cell office:value-type="float" office:value="17.7">
                <text:p>17.7</text:p>
              </table:table-cell>
              <table:table-cell office:value-type="float" office:value="16.4">
                <text:p>16.4</text:p>
              </table:table-cell>
              <table:table-cell office:value-type="float" office:value="16">
                <text:p>16</text:p>
              </table:table-cell>
              <table:table-cell office:value-type="float" office:value="13.1">
                <text:p>13.1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